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8.31pt" svg:height="118.4pt" svg:x="436.28pt" svg:y="17.89pt">
            <draw:object draw:notify-on-update-of-ranges="Sheet1.A4:Sheet1.A4 Sheet1.A5:Sheet1.A25 Sheet1.B4:Sheet1.B4 Sheet1.B5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6.75pt" svg:height="111.43pt" svg:x="437.84pt" svg:y="144.6pt">
            <draw:object draw:notify-on-update-of-ranges="Sheet1.A5:Sheet1.A25 Sheet1.B5:Sheet1.B25 Sheet1.A5:Sheet1.A25 Sheet1.C5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9.87pt" svg:height="105.42pt" svg:x="435.49pt" svg:y="271.81pt">
            <draw:object draw:notify-on-update-of-ranges="Sheet1.E5:Sheet1.E25 Sheet1.F5:Sheet1.F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0.49pt" svg:height="84.33pt" svg:x="365.3pt" svg:y="592.55pt">
            <draw:object draw:notify-on-update-of-ranges="Sheet1.B39:Sheet1.B59 Sheet1.C39:Sheet1.C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0.49pt" svg:height="84.33pt" svg:x="551.06pt" svg:y="592.55pt">
            <draw:object draw:notify-on-update-of-ranges="Sheet1.B39:Sheet1.B59 Sheet1.D39:Sheet1.D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40.49pt" svg:height="84.33pt" svg:x="352.03pt" svg:y="491.67pt">
            <draw:object draw:notify-on-update-of-ranges="Sheet1.B39:Sheet1.B59 Sheet1.A39:Sheet1.A5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40.49pt" svg:height="84.33pt" svg:x="538.55pt" svg:y="491.67pt">
            <draw:object draw:notify-on-update-of-ranges="Sheet1.B39:Sheet1.B59 Sheet1.A39:Sheet1.A5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40.49pt" svg:height="84.33pt" svg:x="728.22pt" svg:y="494.67pt">
            <draw:object draw:notify-on-update-of-ranges="Sheet1.B39:Sheet1.B59 Sheet1.A39:Sheet1.A5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40.49pt" svg:height="84.33pt" svg:x="732.1pt" svg:y="595.56pt">
            <draw:object draw:notify-on-update-of-ranges="Sheet1.B39:Sheet1.B59 Sheet1.E39:Sheet1.E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43.6pt" svg:height="79.06pt" svg:x="550.23pt" svg:y="684.43pt">
            <draw:object draw:notify-on-update-of-ranges="Sheet1.B39:Sheet1.B59 Sheet1.C39:Sheet1.C59 Sheet1.B39:Sheet1.B59 Sheet1.D39:Sheet1.D5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40.49pt" svg:height="84.33pt" svg:x="363.74pt" svg:y="695.71pt">
            <draw:object draw:notify-on-update-of-ranges="Sheet1.B39:Sheet1.B59 Sheet1.C39:Sheet1.C5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40.49pt" svg:height="84.33pt" svg:x="366.04pt" svg:y="905.78pt">
            <draw:object draw:notify-on-update-of-ranges="Sheet1.B39:Sheet1.B59 Sheet1.E39:Sheet1.E5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40.49pt" svg:height="84.33pt" svg:x="540.91pt" svg:y="769.49pt">
            <draw:object draw:notify-on-update-of-ranges="Sheet1.B39:Sheet1.B59 Sheet1.D39:Sheet1.D5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41.28pt" svg:height="85.35pt" svg:x="364.48pt" svg:y="795.86pt">
            <draw:object draw:notify-on-update-of-ranges="Sheet1.B39:Sheet1.B59 Sheet1.D39:Sheet1.D51 Sheet1.B39:Sheet1.B59 Sheet1.C39:Sheet1.C5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40.49pt" svg:height="84.33pt" svg:x="353.59pt" svg:y="997.68pt">
            <draw:object draw:notify-on-update-of-ranges="Sheet1.B39:Sheet1.B59 Sheet1.D39:Sheet1.D5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40.49pt" svg:height="84.33pt" svg:x="64.83pt" svg:y="792.09pt">
            <draw:object draw:notify-on-update-of-ranges="Sheet1.B39:Sheet1.B59 Sheet1.C39:Sheet1.C5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40.49pt" svg:height="84.33pt" svg:x="63.24pt" svg:y="884.69pt">
            <draw:object draw:notify-on-update-of-ranges="Sheet1.B39:Sheet1.B59 Sheet1.E39:Sheet1.E5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143.6pt" svg:height="79.06pt" svg:x="65.57pt" svg:y="969.79pt">
            <draw:object draw:notify-on-update-of-ranges="Sheet1.B39:Sheet1.B59 Sheet1.C39:Sheet1.C54 Sheet1.B39:Sheet1.B59 Sheet1.D39:Sheet1.D5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140.49pt" svg:height="84.33pt" svg:x="61.71pt" svg:y="1056.39pt">
            <draw:object draw:notify-on-update-of-ranges="Sheet1.B39:Sheet1.B59 Sheet1.D39:Sheet1.D5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140.49pt" svg:height="84.33pt" svg:x="540.09pt" svg:y="905.05pt">
            <draw:object draw:notify-on-update-of-ranges="Sheet1.B39:Sheet1.B59 Sheet1.E39:Sheet1.E5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140.49pt" svg:height="84.33pt" svg:x="217.02pt" svg:y="792.09pt">
            <draw:object draw:notify-on-update-of-ranges="Sheet1.B39:Sheet1.B59 Sheet1.C39:Sheet1.C5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146.72pt" svg:height="112.2pt" svg:x="615.03pt" svg:y="143.8pt">
            <draw:object draw:notify-on-update-of-ranges="Sheet1.A5:Sheet1.A25 Sheet1.D6:Sheet1.D2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requency 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f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se Lag: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plification: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(t)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SIN(2*PI()*[.$B$1]*([.A5]))*0.5" office:value-type="float" office:value="1.22464679914735E-016" calcext:value-type="float">
            <text:p>1.22464679914735E-16</text:p>
          </table:table-cell>
          <table:table-cell table:formula="of:=-SIN(2*PI()*[.$B$1]*([.A5]-[.B$2]))*0.5" office:value-type="float" office:value="0.475528258147577" calcext:value-type="float">
            <text:p>0.475528258147577</text:p>
          </table:table-cell>
          <table:table-cell/>
          <table:table-cell table:formula="of:=[.A5]" office:value-type="float" office:value="-1" calcext:value-type="float">
            <text:p>-1</text:p>
          </table:table-cell>
          <table:table-cell table:formula="of:=[.B5]+[.D5]*([.$G$1]/[.$E$1])" office:value-type="float" office:value="1.22464679914735E-016" calcext:value-type="float">
            <text:p>1.22464679914735E-16</text:p>
          </table:table-cell>
          <table:table-cell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SIN(2*PI()*[.$B$1]*([.A6]))*0.5" office:value-type="float" office:value="0.293892626146237" calcext:value-type="float">
            <text:p>0.293892626146237</text:p>
          </table:table-cell>
          <table:table-cell table:formula="of:=-SIN(2*PI()*[.$B$1]*([.A6]-[.B$2]))*0.5" office:value-type="float" office:value="0.475528258147577" calcext:value-type="float">
            <text:p>0.475528258147577</text:p>
          </table:table-cell>
          <table:table-cell table:formula="of:=[.C6]*([.$E$1]/[.$G$1])+[.F5]*([.$E$1]/[.$G$1])" office:value-type="float" office:value="0.951056516295154" calcext:value-type="float">
            <text:p>0.951056516295154</text:p>
          </table:table-cell>
          <table:table-cell table:formula="of:=[.A6]" office:value-type="float" office:value="-0.9" calcext:value-type="float">
            <text:p>-0.9</text:p>
          </table:table-cell>
          <table:table-cell table:formula="of:=[.B6]+[.D6]*([.$G$1]/[.$E$1])" office:value-type="float" office:value="0.769420884293814" calcext:value-type="float">
            <text:p>0.769420884293814</text:p>
          </table:table-cell>
          <table:table-cell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SIN(2*PI()*[.$B$1]*([.A7]))*0.5" office:value-type="float" office:value="0.475528258147577" calcext:value-type="float">
            <text:p>0.475528258147577</text:p>
          </table:table-cell>
          <table:table-cell table:formula="of:=-SIN(2*PI()*[.$B$1]*([.A7]-[.B$2]))*0.5" office:value-type="float" office:value="0.293892626146237" calcext:value-type="float">
            <text:p>0.293892626146237</text:p>
          </table:table-cell>
          <table:table-cell table:formula="of:=[.C7]*([.$E$1]/[.$G$1])+[.F6]*([.$E$1]/[.$G$1])" office:value-type="float" office:value="2.1266270208801" calcext:value-type="float">
            <text:p>2.1266270208801</text:p>
          </table:table-cell>
          <table:table-cell table:formula="of:=[.A7]" office:value-type="float" office:value="-0.8" calcext:value-type="float">
            <text:p>-0.8</text:p>
          </table:table-cell>
          <table:table-cell table:formula="of:=[.B7]+[.D7]*([.$G$1]/[.$E$1])" office:value-type="float" office:value="1.53884176858763" calcext:value-type="float">
            <text:p>1.53884176858763</text:p>
          </table:table-cell>
          <table:table-cell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SIN(2*PI()*[.$B$1]*([.A8]))*0.5" office:value-type="float" office:value="0.475528258147577" calcext:value-type="float">
            <text:p>0.475528258147577</text:p>
          </table:table-cell>
          <table:table-cell table:formula="of:=-SIN(2*PI()*[.$B$1]*([.A8]-[.B$2]))*0.5" office:value-type="float" office:value="-1.22464679914735E-016" calcext:value-type="float">
            <text:p>-1.22464679914735E-16</text:p>
          </table:table-cell>
          <table:table-cell table:formula="of:=[.C8]*([.$E$1]/[.$G$1])+[.F7]*([.$E$1]/[.$G$1])" office:value-type="float" office:value="3.07768353717525" calcext:value-type="float">
            <text:p>3.07768353717525</text:p>
          </table:table-cell>
          <table:table-cell table:formula="of:=[.A8]" office:value-type="float" office:value="-0.7" calcext:value-type="float">
            <text:p>-0.7</text:p>
          </table:table-cell>
          <table:table-cell table:formula="of:=[.B8]+[.D8]*([.$G$1]/[.$E$1])" office:value-type="float" office:value="2.0143700267352" calcext:value-type="float">
            <text:p>2.0143700267352</text:p>
          </table:table-cell>
          <table:table-cell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SIN(2*PI()*[.$B$1]*([.A9]))*0.5" office:value-type="float" office:value="0.293892626146236" calcext:value-type="float">
            <text:p>0.293892626146236</text:p>
          </table:table-cell>
          <table:table-cell table:formula="of:=-SIN(2*PI()*[.$B$1]*([.A9]-[.B$2]))*0.5" office:value-type="float" office:value="-0.293892626146237" calcext:value-type="float">
            <text:p>-0.293892626146237</text:p>
          </table:table-cell>
          <table:table-cell table:formula="of:=[.C9]*([.$E$1]/[.$G$1])+[.F8]*([.$E$1]/[.$G$1])" office:value-type="float" office:value="3.44095480117793" calcext:value-type="float">
            <text:p>3.44095480117793</text:p>
          </table:table-cell>
          <table:table-cell table:formula="of:=[.A9]" office:value-type="float" office:value="-0.6" calcext:value-type="float">
            <text:p>-0.6</text:p>
          </table:table-cell>
          <table:table-cell table:formula="of:=[.B9]+[.D9]*([.$G$1]/[.$E$1])" office:value-type="float" office:value="2.0143700267352" calcext:value-type="float">
            <text:p>2.0143700267352</text:p>
          </table:table-cell>
          <table:table-cell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SIN(2*PI()*[.$B$1]*([.A10]))*0.5" office:value-type="float" office:value="-6.12323399573677E-017" calcext:value-type="float">
            <text:p>-6.12323399573677E-17</text:p>
          </table:table-cell>
          <table:table-cell table:formula="of:=-SIN(2*PI()*[.$B$1]*([.A10]-[.B$2]))*0.5" office:value-type="float" office:value="-0.475528258147577" calcext:value-type="float">
            <text:p>-0.475528258147577</text:p>
          </table:table-cell>
          <table:table-cell table:formula="of:=[.C10]*([.$E$1]/[.$G$1])+[.F9]*([.$E$1]/[.$G$1])" office:value-type="float" office:value="3.07768353717525" calcext:value-type="float">
            <text:p>3.07768353717525</text:p>
          </table:table-cell>
          <table:table-cell table:formula="of:=[.A10]" office:value-type="float" office:value="-0.5" calcext:value-type="float">
            <text:p>-0.5</text:p>
          </table:table-cell>
          <table:table-cell table:formula="of:=[.B10]+[.D10]*([.$G$1]/[.$E$1])" office:value-type="float" office:value="1.53884176858763" calcext:value-type="float">
            <text:p>1.53884176858763</text:p>
          </table:table-cell>
          <table:table-cell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SIN(2*PI()*[.$B$1]*([.A11]))*0.5" office:value-type="float" office:value="-0.293892626146237" calcext:value-type="float">
            <text:p>-0.293892626146237</text:p>
          </table:table-cell>
          <table:table-cell table:formula="of:=-SIN(2*PI()*[.$B$1]*([.A11]-[.B$2]))*0.5" office:value-type="float" office:value="-0.475528258147577" calcext:value-type="float">
            <text:p>-0.475528258147577</text:p>
          </table:table-cell>
          <table:table-cell table:formula="of:=[.C11]*([.$E$1]/[.$G$1])+[.F10]*([.$E$1]/[.$G$1])" office:value-type="float" office:value="2.1266270208801" calcext:value-type="float">
            <text:p>2.1266270208801</text:p>
          </table:table-cell>
          <table:table-cell table:formula="of:=[.A11]" office:value-type="float" office:value="-0.4" calcext:value-type="float">
            <text:p>-0.4</text:p>
          </table:table-cell>
          <table:table-cell table:formula="of:=[.B11]+[.D11]*([.$G$1]/[.$E$1])" office:value-type="float" office:value="0.769420884293813" calcext:value-type="float">
            <text:p>0.769420884293813</text:p>
          </table:table-cell>
          <table:table-cell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SIN(2*PI()*[.$B$1]*([.A12]))*0.5" office:value-type="float" office:value="-0.475528258147577" calcext:value-type="float">
            <text:p>-0.475528258147577</text:p>
          </table:table-cell>
          <table:table-cell table:formula="of:=-SIN(2*PI()*[.$B$1]*([.A12]-[.B$2]))*0.5" office:value-type="float" office:value="-0.293892626146236" calcext:value-type="float">
            <text:p>-0.293892626146236</text:p>
          </table:table-cell>
          <table:table-cell table:formula="of:=[.C12]*([.$E$1]/[.$G$1])+[.F11]*([.$E$1]/[.$G$1])" office:value-type="float" office:value="0.951056516295154" calcext:value-type="float">
            <text:p>0.951056516295154</text:p>
          </table:table-cell>
          <table:table-cell table:formula="of:=[.A12]" office:value-type="float" office:value="-0.3" calcext:value-type="float">
            <text:p>-0.3</text:p>
          </table:table-cell>
          <table:table-cell table:formula="of:=[.B12]+[.D12]*([.$G$1]/[.$E$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SIN(2*PI()*[.$B$1]*([.A13]))*0.5" office:value-type="float" office:value="-0.475528258147577" calcext:value-type="float">
            <text:p>-0.475528258147577</text:p>
          </table:table-cell>
          <table:table-cell table:formula="of:=-SIN(2*PI()*[.$B$1]*([.A13]-[.B$2]))*0.5" office:value-type="float" office:value="6.12323399573677E-017" calcext:value-type="float">
            <text:p>6.12323399573677E-17</text:p>
          </table:table-cell>
          <table:table-cell table:formula="of:=[.C13]*([.$E$1]/[.$G$1])+[.F12]*([.$E$1]/[.$G$1])" office:value-type="float" office:value="1.22464679914735E-016" calcext:value-type="float">
            <text:p>1.22464679914735E-16</text:p>
          </table:table-cell>
          <table:table-cell table:formula="of:=[.A13]" office:value-type="float" office:value="-0.2" calcext:value-type="float">
            <text:p>-0.2</text:p>
          </table:table-cell>
          <table:table-cell table:formula="of:=[.B13]+[.D13]*([.$G$1]/[.$E$1])" office:value-type="float" office:value="-0.475528258147577" calcext:value-type="float">
            <text:p>-0.475528258147577</text:p>
          </table:table-cell>
          <table:table-cell/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SIN(2*PI()*[.$B$1]*([.A14]))*0.5" office:value-type="float" office:value="-0.293892626146236" calcext:value-type="float">
            <text:p>-0.293892626146236</text:p>
          </table:table-cell>
          <table:table-cell table:formula="of:=-SIN(2*PI()*[.$B$1]*([.A14]-[.B$2]))*0.5" office:value-type="float" office:value="0.293892626146237" calcext:value-type="float">
            <text:p>0.293892626146237</text:p>
          </table:table-cell>
          <table:table-cell table:formula="of:=[.C14]*([.$E$1]/[.$G$1])+[.F13]*([.$E$1]/[.$G$1])" office:value-type="float" office:value="-0.36327126400268" calcext:value-type="float">
            <text:p>-0.36327126400268</text:p>
          </table:table-cell>
          <table:table-cell table:formula="of:=[.A14]" office:value-type="float" office:value="-0.1" calcext:value-type="float">
            <text:p>-0.1</text:p>
          </table:table-cell>
          <table:table-cell table:formula="of:=[.B14]+[.D14]*([.$G$1]/[.$E$1])" office:value-type="float" office:value="-0.475528258147577" calcext:value-type="float">
            <text:p>-0.47552825814757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2*PI()*[.$B$1]*([.A15]))*0.5" office:value-type="float" office:value="0" calcext:value-type="float">
            <text:p>0</text:p>
          </table:table-cell>
          <table:table-cell table:formula="of:=-SIN(2*PI()*[.$B$1]*([.A15]-[.B$2]))*0.5" office:value-type="float" office:value="0.475528258147577" calcext:value-type="float">
            <text:p>0.475528258147577</text:p>
          </table:table-cell>
          <table:table-cell table:formula="of:=[.C15]*([.$E$1]/[.$G$1])+[.F14]*([.$E$1]/[.$G$1])" office:value-type="float" office:value="0" calcext:value-type="float">
            <text:p>0</text:p>
          </table:table-cell>
          <table:table-cell table:formula="of:=[.A15]" office:value-type="float" office:value="0" calcext:value-type="float">
            <text:p>0</text:p>
          </table:table-cell>
          <table:table-cell table:formula="of:=[.B15]+[.D15]*([.$G$1]/[.$E$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2*PI()*[.$B$1]*([.A16]))*0.5" office:value-type="float" office:value="0.293892626146237" calcext:value-type="float">
            <text:p>0.293892626146237</text:p>
          </table:table-cell>
          <table:table-cell table:formula="of:=-SIN(2*PI()*[.$B$1]*([.A16]-[.B$2]))*0.5" office:value-type="float" office:value="0.475528258147577" calcext:value-type="float">
            <text:p>0.475528258147577</text:p>
          </table:table-cell>
          <table:table-cell table:formula="of:=[.C16]*([.$E$1]/[.$G$1])+[.F15]*([.$E$1]/[.$G$1])" office:value-type="float" office:value="0.951056516295153" calcext:value-type="float">
            <text:p>0.951056516295153</text:p>
          </table:table-cell>
          <table:table-cell table:formula="of:=[.A16]" office:value-type="float" office:value="0.1" calcext:value-type="float">
            <text:p>0.1</text:p>
          </table:table-cell>
          <table:table-cell table:formula="of:=[.B16]+[.D16]*([.$G$1]/[.$E$1])" office:value-type="float" office:value="0.769420884293814" calcext:value-type="float">
            <text:p>0.769420884293814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2*PI()*[.$B$1]*([.A17]))*0.5" office:value-type="float" office:value="0.475528258147577" calcext:value-type="float">
            <text:p>0.475528258147577</text:p>
          </table:table-cell>
          <table:table-cell table:formula="of:=-SIN(2*PI()*[.$B$1]*([.A17]-[.B$2]))*0.5" office:value-type="float" office:value="0.293892626146236" calcext:value-type="float">
            <text:p>0.293892626146236</text:p>
          </table:table-cell>
          <table:table-cell table:formula="of:=[.C17]*([.$E$1]/[.$G$1])+[.F16]*([.$E$1]/[.$G$1])" office:value-type="float" office:value="2.1266270208801" calcext:value-type="float">
            <text:p>2.1266270208801</text:p>
          </table:table-cell>
          <table:table-cell table:formula="of:=[.A17]" office:value-type="float" office:value="0.2" calcext:value-type="float">
            <text:p>0.2</text:p>
          </table:table-cell>
          <table:table-cell table:formula="of:=[.B17]+[.D17]*([.$G$1]/[.$E$1])" office:value-type="float" office:value="1.53884176858763" calcext:value-type="float">
            <text:p>1.53884176858763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2*PI()*[.$B$1]*([.A18]))*0.5" office:value-type="float" office:value="0.475528258147577" calcext:value-type="float">
            <text:p>0.475528258147577</text:p>
          </table:table-cell>
          <table:table-cell table:formula="of:=-SIN(2*PI()*[.$B$1]*([.A18]-[.B$2]))*0.5" office:value-type="float" office:value="-0" calcext:value-type="float">
            <text:p>0</text:p>
          </table:table-cell>
          <table:table-cell table:formula="of:=[.C18]*([.$E$1]/[.$G$1])+[.F17]*([.$E$1]/[.$G$1])" office:value-type="float" office:value="3.07768353717525" calcext:value-type="float">
            <text:p>3.07768353717525</text:p>
          </table:table-cell>
          <table:table-cell table:formula="of:=[.A18]" office:value-type="float" office:value="0.3" calcext:value-type="float">
            <text:p>0.3</text:p>
          </table:table-cell>
          <table:table-cell table:formula="of:=[.B18]+[.D18]*([.$G$1]/[.$E$1])" office:value-type="float" office:value="2.0143700267352" calcext:value-type="float">
            <text:p>2.0143700267352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2*PI()*[.$B$1]*([.A19]))*0.5" office:value-type="float" office:value="0.293892626146236" calcext:value-type="float">
            <text:p>0.293892626146236</text:p>
          </table:table-cell>
          <table:table-cell table:formula="of:=-SIN(2*PI()*[.$B$1]*([.A19]-[.B$2]))*0.5" office:value-type="float" office:value="-0.293892626146237" calcext:value-type="float">
            <text:p>-0.293892626146237</text:p>
          </table:table-cell>
          <table:table-cell table:formula="of:=[.C19]*([.$E$1]/[.$G$1])+[.F18]*([.$E$1]/[.$G$1])" office:value-type="float" office:value="3.44095480117793" calcext:value-type="float">
            <text:p>3.44095480117793</text:p>
          </table:table-cell>
          <table:table-cell table:formula="of:=[.A19]" office:value-type="float" office:value="0.4" calcext:value-type="float">
            <text:p>0.4</text:p>
          </table:table-cell>
          <table:table-cell table:formula="of:=[.B19]+[.D19]*([.$G$1]/[.$E$1])" office:value-type="float" office:value="2.0143700267352" calcext:value-type="float">
            <text:p>2.014370026735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2*PI()*[.$B$1]*([.A20]))*0.5" office:value-type="float" office:value="6.12323399573677E-017" calcext:value-type="float">
            <text:p>6.12323399573677E-17</text:p>
          </table:table-cell>
          <table:table-cell table:formula="of:=-SIN(2*PI()*[.$B$1]*([.A20]-[.B$2]))*0.5" office:value-type="float" office:value="-0.475528258147577" calcext:value-type="float">
            <text:p>-0.475528258147577</text:p>
          </table:table-cell>
          <table:table-cell table:formula="of:=[.C20]*([.$E$1]/[.$G$1])+[.F19]*([.$E$1]/[.$G$1])" office:value-type="float" office:value="3.07768353717525" calcext:value-type="float">
            <text:p>3.07768353717525</text:p>
          </table:table-cell>
          <table:table-cell table:formula="of:=[.A20]" office:value-type="float" office:value="0.5" calcext:value-type="float">
            <text:p>0.5</text:p>
          </table:table-cell>
          <table:table-cell table:formula="of:=[.B20]+[.D20]*([.$G$1]/[.$E$1])" office:value-type="float" office:value="1.53884176858763" calcext:value-type="float">
            <text:p>1.5388417685876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2*PI()*[.$B$1]*([.A21]))*0.5" office:value-type="float" office:value="-0.293892626146237" calcext:value-type="float">
            <text:p>-0.293892626146237</text:p>
          </table:table-cell>
          <table:table-cell table:formula="of:=-SIN(2*PI()*[.$B$1]*([.A21]-[.B$2]))*0.5" office:value-type="float" office:value="-0.475528258147577" calcext:value-type="float">
            <text:p>-0.475528258147577</text:p>
          </table:table-cell>
          <table:table-cell table:formula="of:=[.C21]*([.$E$1]/[.$G$1])+[.F20]*([.$E$1]/[.$G$1])" office:value-type="float" office:value="2.1266270208801" calcext:value-type="float">
            <text:p>2.1266270208801</text:p>
          </table:table-cell>
          <table:table-cell table:formula="of:=[.A21]" office:value-type="float" office:value="0.6" calcext:value-type="float">
            <text:p>0.6</text:p>
          </table:table-cell>
          <table:table-cell table:formula="of:=[.B21]+[.D21]*([.$G$1]/[.$E$1])" office:value-type="float" office:value="0.769420884293813" calcext:value-type="float">
            <text:p>0.769420884293813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2*PI()*[.$B$1]*([.A22]))*0.5" office:value-type="float" office:value="-0.475528258147577" calcext:value-type="float">
            <text:p>-0.475528258147577</text:p>
          </table:table-cell>
          <table:table-cell table:formula="of:=-SIN(2*PI()*[.$B$1]*([.A22]-[.B$2]))*0.5" office:value-type="float" office:value="-0.293892626146236" calcext:value-type="float">
            <text:p>-0.293892626146236</text:p>
          </table:table-cell>
          <table:table-cell table:formula="of:=[.C22]*([.$E$1]/[.$G$1])+[.F21]*([.$E$1]/[.$G$1])" office:value-type="float" office:value="0.951056516295153" calcext:value-type="float">
            <text:p>0.951056516295153</text:p>
          </table:table-cell>
          <table:table-cell table:formula="of:=[.A22]" office:value-type="float" office:value="0.7" calcext:value-type="float">
            <text:p>0.7</text:p>
          </table:table-cell>
          <table:table-cell table:formula="of:=[.B22]+[.D22]*([.$G$1]/[.$E$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2*PI()*[.$B$1]*([.A23]))*0.5" office:value-type="float" office:value="-0.475528258147577" calcext:value-type="float">
            <text:p>-0.475528258147577</text:p>
          </table:table-cell>
          <table:table-cell table:formula="of:=-SIN(2*PI()*[.$B$1]*([.A23]-[.B$2]))*0.5" office:value-type="float" office:value="-6.12323399573677E-017" calcext:value-type="float">
            <text:p>-6.12323399573677E-17</text:p>
          </table:table-cell>
          <table:table-cell table:formula="of:=[.C23]*([.$E$1]/[.$G$1])+[.F22]*([.$E$1]/[.$G$1])" office:value-type="float" office:value="-1.22464679914735E-016" calcext:value-type="float">
            <text:p>-1.22464679914735E-16</text:p>
          </table:table-cell>
          <table:table-cell table:formula="of:=[.A23]" office:value-type="float" office:value="0.8" calcext:value-type="float">
            <text:p>0.8</text:p>
          </table:table-cell>
          <table:table-cell table:formula="of:=[.B23]+[.D23]*([.$G$1]/[.$E$1])" office:value-type="float" office:value="-0.475528258147577" calcext:value-type="float">
            <text:p>-0.475528258147577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2*PI()*[.$B$1]*([.A24]))*0.5" office:value-type="float" office:value="-0.293892626146236" calcext:value-type="float">
            <text:p>-0.293892626146236</text:p>
          </table:table-cell>
          <table:table-cell table:formula="of:=-SIN(2*PI()*[.$B$1]*([.A24]-[.B$2]))*0.5" office:value-type="float" office:value="0.293892626146237" calcext:value-type="float">
            <text:p>0.293892626146237</text:p>
          </table:table-cell>
          <table:table-cell table:formula="of:=[.C24]*([.$E$1]/[.$G$1])+[.F23]*([.$E$1]/[.$G$1])" office:value-type="float" office:value="-0.36327126400268" calcext:value-type="float">
            <text:p>-0.36327126400268</text:p>
          </table:table-cell>
          <table:table-cell table:formula="of:=[.A24]" office:value-type="float" office:value="0.9" calcext:value-type="float">
            <text:p>0.9</text:p>
          </table:table-cell>
          <table:table-cell table:formula="of:=[.B24]+[.D24]*([.$G$1]/[.$E$1])" office:value-type="float" office:value="-0.475528258147576" calcext:value-type="float">
            <text:p>-0.4755282581475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2*PI()*[.$B$1]*([.A25]))*0.5" office:value-type="float" office:value="-1.22464679914735E-016" calcext:value-type="float">
            <text:p>-1.22464679914735E-16</text:p>
          </table:table-cell>
          <table:table-cell table:formula="of:=-SIN(2*PI()*[.$B$1]*([.A25]-[.B$2]))*0.5" office:value-type="float" office:value="0.475528258147577" calcext:value-type="float">
            <text:p>0.475528258147577</text:p>
          </table:table-cell>
          <table:table-cell table:formula="of:=[.C25]*([.$E$1]/[.$G$1])+[.F24]*([.$E$1]/[.$G$1])" office:value-type="float" office:value="0" calcext:value-type="float">
            <text:p>0</text:p>
          </table:table-cell>
          <table:table-cell table:formula="of:=[.A25]" office:value-type="float" office:value="1" calcext:value-type="float">
            <text:p>1</text:p>
          </table:table-cell>
          <table:table-cell table:formula="of:=[.B25]+[.D25]*([.$G$1]/[.$E$1])" office:value-type="float" office:value="-1.22464679914735E-016" calcext:value-type="float">
            <text:p>-1.22464679914735E-16</text:p>
          </table:table-cell>
          <table:table-cell/>
        </table:table-row>
        <table:table-row table:style-name="ro1">
          <table:table-cell table:number-columns-repeated="3"/>
          <table:table-cell table:formula="of:=[.C26]*([.$E$1]/[.$G$1])+[.F25]" office:value-type="float" office:value="-1.22464679914735E-016" calcext:value-type="float">
            <text:p>-1.22464679914735E-16</text:p>
          </table:table-cell>
          <table:table-cell table:number-columns-repeated="3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-[.D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-[.D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([.C41]-[.D40])*0.3" office:value-type="float" office:value="0" calcext:value-type="float">
            <text:p>0</text:p>
          </table:table-cell>
          <table:table-cell table:formula="of:=[.C41]-[.D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formula="of:=([.C42]-[.D41])*0.3" office:value-type="float" office:value="0" calcext:value-type="float">
            <text:p>0</text:p>
          </table:table-cell>
          <table:table-cell table:formula="of:=[.C42]-[.D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formula="of:=([.C43]-[.D42])*0.3" office:value-type="float" office:value="0" calcext:value-type="float">
            <text:p>0</text:p>
          </table:table-cell>
          <table:table-cell table:formula="of:=[.C43]-[.D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([.C44]-[.D43])*0.3" office:value-type="float" office:value="0" calcext:value-type="float">
            <text:p>0</text:p>
          </table:table-cell>
          <table:table-cell table:formula="of:=[.C44]-[.D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formula="of:=([.C45]-[.D44])*0.3" office:value-type="float" office:value="0" calcext:value-type="float">
            <text:p>0</text:p>
          </table:table-cell>
          <table:table-cell table:formula="of:=[.C45]-[.D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formula="of:=([.C46]-[.D45])*0.3" office:value-type="float" office:value="0" calcext:value-type="float">
            <text:p>0</text:p>
          </table:table-cell>
          <table:table-cell table:formula="of:=[.C46]-[.D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formula="of:=([.C47]-[.D46])*0.3" office:value-type="float" office:value="0" calcext:value-type="float">
            <text:p>0</text:p>
          </table:table-cell>
          <table:table-cell table:formula="of:=[.C47]-[.D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([.C48]-[.D47])*0.3" office:value-type="float" office:value="0" calcext:value-type="float">
            <text:p>0</text:p>
          </table:table-cell>
          <table:table-cell table:formula="of:=[.C48]-[.D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([.C49]-[.D48])*0.3" office:value-type="float" office:value="0" calcext:value-type="float">
            <text:p>0</text:p>
          </table:table-cell>
          <table:table-cell table:formula="of:=[.C49]-[.D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B50]*2" office:value-type="float" office:value="0.2" calcext:value-type="float">
            <text:p>0.2</text:p>
          </table:table-cell>
          <table:table-cell table:formula="of:=[.C48]" office:value-type="float" office:value="0" calcext:value-type="float">
            <text:p>0</text:p>
          </table:table-cell>
          <table:table-cell table:formula="of:=[.C50]-[.D5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[.B51]*2" office:value-type="float" office:value="0.4" calcext:value-type="float">
            <text:p>0.4</text:p>
          </table:table-cell>
          <table:table-cell table:formula="of:=[.C49]" office:value-type="float" office:value="0" calcext:value-type="float">
            <text:p>0</text:p>
          </table:table-cell>
          <table:table-cell table:formula="of:=[.C51]-[.D5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B52]*2" office:value-type="float" office:value="0.6" calcext:value-type="float">
            <text:p>0.6</text:p>
          </table:table-cell>
          <table:table-cell table:formula="of:=[.C50]" office:value-type="float" office:value="0.2" calcext:value-type="float">
            <text:p>0.2</text:p>
          </table:table-cell>
          <table:table-cell table:formula="of:=[.C52]-[.D5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[.B53]*2" office:value-type="float" office:value="0.8" calcext:value-type="float">
            <text:p>0.8</text:p>
          </table:table-cell>
          <table:table-cell table:formula="of:=[.C51]" office:value-type="float" office:value="0.4" calcext:value-type="float">
            <text:p>0.4</text:p>
          </table:table-cell>
          <table:table-cell table:formula="of:=[.C53]-[.D5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B54]*2" office:value-type="float" office:value="1" calcext:value-type="float">
            <text:p>1</text:p>
          </table:table-cell>
          <table:table-cell table:formula="of:=[.C52]" office:value-type="float" office:value="0.6" calcext:value-type="float">
            <text:p>0.6</text:p>
          </table:table-cell>
          <table:table-cell table:formula="of:=[.C54]-[.D5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53]" office:value-type="float" office:value="0.8" calcext:value-type="float">
            <text:p>0.8</text:p>
          </table:table-cell>
          <table:table-cell table:formula="of:=[.C55]-[.D5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C54]" office:value-type="float" office:value="1" calcext:value-type="float">
            <text:p>1</text:p>
          </table:table-cell>
          <table:table-cell table:formula="of:=[.C56]-[.D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C55]" office:value-type="float" office:value="1" calcext:value-type="float">
            <text:p>1</text:p>
          </table:table-cell>
          <table:table-cell table:formula="of:=[.C57]-[.D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C56]" office:value-type="float" office:value="1" calcext:value-type="float">
            <text:p>1</text:p>
          </table:table-cell>
          <table:table-cell table:formula="of:=[.C58]-[.D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9]" office:value-type="float" office:value="1" calcext:value-type="float">
            <text:p>1</text:p>
          </table:table-cell>
          <table:table-cell table:formula="of:=[.C57]" office:value-type="float" office:value="1" calcext:value-type="float">
            <text:p>1</text:p>
          </table:table-cell>
          <table:table-cell table:formula="of:=[.C59]-[.D59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1:56:01.436593188</meta:creation-date>
    <dc:date>2020-05-03T14:50:26.830111974</dc:date>
    <meta:editing-duration>PT17H14M40S</meta:editing-duration>
    <meta:editing-cycles>3</meta:editing-cycles>
    <meta:generator>LibreOffice/6.0.7.3$Linux_X86_64 LibreOffice_project/00m0$Build-3</meta:generator>
    <meta:document-statistic meta:table-count="1" meta:cell-count="248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." xlink:type="simple" chart:class="chart:scatter" chart:style-name="ch1">
        <chart:plot-area chart:style-name="ch2" table:cell-range-address="Sheet1.A4:Sheet1.B25" chart:data-source-has-labels="row" svg:x="0.104cm" svg:y="0.083cm" svg:width="5.025cm" svg:height="4.012cm">
          <chartooo:coordinate-region svg:x="0.395cm" svg:y="0.26cm" svg:width="4.494cm" svg:height="3.61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B5:Sheet1.B25" chart:label-cell-address="Sheet1.B4:Sheet1.B4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style-name="ch1">
        <chart:plot-area chart:style-name="ch2" table:cell-range-address="Sheet1.B39:Sheet1.D59" svg:x="0.101cm" svg:y="0.055cm" svg:width="4.865cm" svg:height="2.68cm">
          <chartooo:coordinate-region svg:x="0.392cm" svg:y="0.254cm" svg:width="4.334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9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985cm" svg:height="3.012cm" xlink:href=".." xlink:type="simple" chart:class="chart:scatter" chart:style-name="ch1">
        <chart:plot-area chart:style-name="ch2" table:cell-range-address="Sheet1.B39:Sheet1.B59 Sheet1.C39:Sheet1.D51" svg:x="0.099cm" svg:y="0.06cm" svg:width="4.787cm" svg:height="2.892cm">
          <chartooo:coordinate-region svg:x="0.39cm" svg:y="0.259cm" svg:width="4.256cm" svg:height="2.4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series chart:style-name="ch7" chart:values-cell-range-address="Sheet1.C39:Sheet1.C5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column-mapping="1" chart:style-name="ch1">
        <chart:plot-area chart:style-name="ch2" table:cell-range-address="Sheet1.B39:Sheet1.B59 Sheet1.C39:Sheet1.D54" svg:x="0.101cm" svg:y="0.055cm" svg:width="4.865cm" svg:height="2.68cm">
          <chartooo:coordinate-region svg:x="0.392cm" svg:y="0.254cm" svg:width="4.48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4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475528258147577">
                <text:p>0.475528258147577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475528258147577">
                <text:p>0.4755282581475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0.951056516295154">
                <text:p>0.951056516295154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C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